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co5" style:family="table-column">
      <style:table-column-properties fo:break-before="auto" style:column-width="27.44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23.75pt"/>
    </style:style>
    <style:style style:name="co10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17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7a19a"/>
    </style:style>
    <style:style style:name="ce11" style:family="table-cell" style:parent-style-name="Default" style:data-style-name="N0">
      <style:table-cell-properties fo:background-color="#673604"/>
    </style:style>
    <style:style style:name="ce10" style:family="table-cell" style:parent-style-name="Default" style:data-style-name="N0">
      <style:table-cell-properties fo:background-color="#00a65d"/>
    </style:style>
    <style:style style:name="ce1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7da7d8"/>
    </style:style>
    <style:style style:name="ce8" style:family="table-cell" style:parent-style-name="Default" style:data-style-name="N0">
      <style:table-cell-properties fo:background-color="#faa61a"/>
    </style:style>
    <style:style style:name="ce27" style:family="table-cell" style:parent-style-name="Default">
      <style:table-cell-properties fo:background-color="#faa61a"/>
    </style:style>
    <style:style style:name="ce28" style:family="table-cell" style:parent-style-name="Default">
      <style:table-cell-properties fo:background-color="#000000"/>
    </style:style>
    <style:style style:name="ce9" style:family="table-cell" style:parent-style-name="Default" style:data-style-name="N0">
      <style:table-cell-properties fo:background-color="#fffbcc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</style:style>
    <style:style style:name="ce3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</style:style>
    <style:style style:name="ce3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fo:border-bottom="none" fo:border-left="none" fo:border-right="0.99pt solid #000000" fo:border-top="0.99pt solid #000000"/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</style:style>
    <style:style style:name="ce45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47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 table:number-rows-repeated="4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style-name="ce18"/>
          <table:table-cell table:number-columns-repeated="1007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9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9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/>
          <table:table-cell table:style-name="ce13" table:number-columns-repeated="6"/>
          <table:table-cell table:style-name="ce3"/>
          <table:table-cell table:style-name="ce13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2"/>
          <table:table-cell table:style-name="ce13" table:number-columns-repeated="6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3"/>
          <table:table-cell table:style-name="ce13" table:number-columns-repeated="6"/>
          <table:table-cell table:style-name="ce3" table:number-columns-repeated="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3"/>
          <table:table-cell table:style-name="ce3" table:number-columns-repeated="5"/>
          <table:table-cell table:style-name="ce13" table:number-columns-repeated="4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/>
          <table:table-cell table:style-name="ce13" table:number-columns-repeated="10"/>
          <table:table-cell table:style-name="ce3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3"/>
          <table:table-cell table:style-name="ce13" table:number-columns-repeated="8"/>
          <table:table-cell table:style-name="ce3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4"/>
          <table:table-cell table:style-name="ce13" table:number-columns-repeated="6"/>
          <table:table-cell table:style-name="ce3" table:number-columns-repeated="4"/>
          <table:table-cell table:style-name="ce13"/>
          <table:table-cell table:number-columns-repeated="1008"/>
        </table:table-row>
        <table:table-row table:style-name="ro1">
          <table:table-cell table:style-name="ce3" table:number-columns-repeated="6"/>
          <table:table-cell table:style-name="ce13" table:number-columns-repeated="4"/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 table:number-columns-repeated="2"/>
          <table:table-cell table:style-name="ce6" table:number-columns-repeated="2"/>
          <table:table-cell table:style-name="ce4"/>
          <table:table-cell table:style-name="ce17" table:number-columns-repeated="2"/>
          <table:table-cell table:style-name="ce6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6" table:number-columns-repeated="2"/>
          <table:table-cell table:style-name="ce17" table:number-columns-repeated="2"/>
          <table:table-cell table:style-name="ce4"/>
          <table:table-cell table:style-name="ce6" table:number-columns-repeated="2"/>
          <table:table-cell table:style-name="ce17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6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6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6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6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" table:number-columns-repeated="15"/>
          <table:table-cell table:style-name="ce13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4"/>
          <table:table-cell table:style-name="ce13"/>
          <table:table-cell table:number-columns-repeated="1008"/>
        </table:table-row>
        <table:table-row table:style-name="ro1" table:number-rows-repeated="3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3"/>
          <table:table-cell table:style-name="ce17" table:number-columns-repeated="2"/>
          <table:table-cell table:style-name="ce6" table:number-columns-repeated="2"/>
          <table:table-cell table:style-name="ce13" table:number-columns-repeated="2"/>
          <table:table-cell table:style-name="ce17" table:number-columns-repeated="2"/>
          <table:table-cell table:style-name="ce6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ce13" table:number-columns-repeated="2"/>
          <table:table-cell table:style-name="ce17" table:number-columns-repeated="4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006" table:default-cell-style-name="ce1"/>
        <table:table-row table:style-name="ro2">
          <table:table-cell table:style-name="ce13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3" table:number-columns-repeated="16"/>
          <table:table-cell table:number-columns-repeated="1008"/>
        </table:table-row>
        <table:table-row table:style-name="ro2" table:number-rows-repeated="2">
          <table:table-cell table:style-name="ce1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29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3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10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9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8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/>
          <table:table-cell table:style-name="ce13" table:number-columns-repeated="10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/>
          <table:table-cell table:style-name="ce8"/>
          <table:table-cell table:style-name="ce13" table:number-columns-repeated="10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2"/>
          <table:table-cell table:style-name="ce8" table:number-columns-repeated="2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9" table:number-columns-repeated="2"/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29" table:number-columns-repeated="9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3"/>
          <table:table-cell table:style-name="ce13" table:number-columns-repeated="10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13" table:number-columns-repeated="8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2"/>
          <table:table-cell table:style-name="ce13" table:number-columns-repeated="2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table:number-columns-repeated="1008"/>
        </table:table-row>
        <table:table-row table:style-name="ro1" table:number-rows-repeated="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8"/>
          <table:table-cell table:style-name="ce13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/>
          <table:table-cell table:style-name="ce8"/>
          <table:table-cell table:style-name="ce13"/>
          <table:table-cell table:number-columns-repeated="1008"/>
        </table:table-row>
        <table:table-row table:style-name="ro1">
          <table:table-cell table:style-name="ce8"/>
          <table:table-cell table:style-name="ce13" table:number-columns-repeated="2"/>
          <table:table-cell table:style-name="ce29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29"/>
          <table:table-cell table:style-name="ce13" table:number-columns-repeated="2"/>
          <table:table-cell table:style-name="ce8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/>
          <table:table-cell table:style-name="ce13" table:number-columns-repeated="6"/>
          <table:table-cell table:style-name="ce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29" table:number-columns-repeated="3"/>
          <table:table-cell table:style-name="ce13"/>
          <table:table-cell table:style-name="ce8" table:number-columns-repeated="8"/>
          <table:table-cell table:style-name="ce13"/>
          <table:table-cell table:style-name="ce29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3"/>
          <table:table-cell table:style-name="ce13" table:number-columns-repeated="2"/>
          <table:table-cell table:style-name="ce8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27" table:number-columns-repeated="2"/>
          <table:table-cell table:style-name="ce28" table:number-columns-repeated="2"/>
          <table:table-cell table:style-name="ce27" table:number-columns-repeated="2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 table:number-rows-repeated="2"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style-name="ce8"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8" table:number-columns-repeated="8"/>
          <table:table-cell table:style-name="ce29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/>
          <table:table-cell table:style-name="ce17"/>
          <table:table-cell table:style-name="ce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5"/>
          <table:table-cell table:style-name="ce9" table:number-columns-repeated="2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5"/>
          <table:table-cell table:style-name="ce9" table:number-columns-repeated="2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9"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8" table:number-columns-repeated="2"/>
          <table:table-cell table:style-name="ce3" table:number-columns-repeated="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 table:number-columns-repeated="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 table:number-columns-repeated="4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62">
          <table:table-cell table:style-name="ce18" table:number-columns-repeated="16"/>
          <table:table-cell table:number-columns-repeated="1008"/>
        </table:table-row>
        <table:table-row table:style-name="ro1" table:number-rows-repeated="10481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5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8" table:default-cell-style-name="ce31"/>
        <table:table-column table:style-name="co6" table:number-columns-repeated="20" table:default-cell-style-name="ce31"/>
        <table:table-column table:style-name="co7" table:default-cell-style-name="ce31"/>
        <table:table-column table:style-name="co6" table:number-columns-repeated="20" table:default-cell-style-name="ce31"/>
        <table:table-column table:style-name="co9" table:default-cell-style-name="ce31"/>
        <table:table-column table:style-name="co6" table:number-columns-repeated="20" table:default-cell-style-name="ce31"/>
        <table:table-column table:style-name="co5" table:default-cell-style-name="ce31"/>
        <table:table-column table:style-name="co6" table:number-columns-repeated="20" table:default-cell-style-name="ce31"/>
        <table:table-column table:style-name="co10" table:default-cell-style-name="ce31"/>
        <table:table-column table:style-name="co6" table:number-columns-repeated="897" table:default-cell-style-name="ce31"/>
        <table:table-row table:style-name="ro3">
          <table:table-cell office:value-type="float" office:value="4000" calcext:value-type="float">
            <text:p>4000</text:p>
          </table:table-cell>
          <table:table-cell table:style-name="ce32"/>
          <table:table-cell table:style-name="ce38" table:number-columns-repeated="18"/>
          <table:table-cell table:style-name="ce42"/>
          <table:table-cell office:value-type="float" office:value="4028" calcext:value-type="float">
            <text:p>40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50" calcext:value-type="float">
            <text:p>40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float" office:value="4078" calcext:value-type="float">
            <text:p>40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0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float" office:value="4100" calcext:value-type="float">
            <text:p>4100</text:p>
          </table:table-cell>
          <table:table-cell table:style-name="ce33"/>
          <table:table-cell table:number-columns-repeated="18"/>
          <table:table-cell table:style-name="ce43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200" calcext:value-type="float">
            <text:p>4200</text:p>
          </table:table-cell>
          <table:table-cell table:style-name="ce33" office:value-type="string" calcext:value-type="string">
            <text:p>5V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1</text:p>
          </table:table-cell>
          <table:table-cell table:style-name="ce43" office:value-type="string" calcext:value-type="string">
            <text:p>5HV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300" calcext:value-type="float">
            <text:p>4300</text:p>
          </table:table-cell>
          <table:table-cell table:style-name="ce33" office:value-type="string" calcext:value-type="string">
            <text:p>3</text:p>
          </table:table-cell>
          <table:table-cell table:number-columns-repeated="14"/>
          <table:table-cell office:value-type="string" calcext:value-type="string">
            <text:p>3</text:p>
          </table:table-cell>
          <table:table-cell table:number-columns-repeated="3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400" calcext:value-type="float">
            <text:p>44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3</text:p>
          </table:table-cell>
          <table:table-cell table:style-name="Default"/>
          <table:table-cell office:value-type="string" calcext:value-type="string">
            <text:p>4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500" calcext:value-type="float">
            <text:p>4500</text:p>
          </table:table-cell>
          <table:table-cell table:style-name="ce33"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4V</text:p>
          </table:table-cell>
          <table:table-cell/>
          <table:table-cell office:value-type="string" calcext:value-type="string">
            <text:p>3</text:p>
          </table:table-cell>
          <table:table-cell table:style-name="Default"/>
          <table:table-cell office:value-type="string" calcext:value-type="string">
            <text:p>4V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600" calcext:value-type="float">
            <text:p>46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3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700" calcext:value-type="float">
            <text:p>4700</text:p>
          </table:table-cell>
          <table:table-cell table:style-name="ce33"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V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33" office:value-type="string" calcext:value-type="string">
            <text:p>3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7"/>
          <table:table-cell table:style-name="ce43" office:value-type="string" calcext:value-type="string">
            <text:p>A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float" office:value="4900" calcext:value-type="float">
            <text:p>4900</text:p>
          </table:table-cell>
          <table:table-cell table:style-name="ce33"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 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H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 table:style-name="ce43" office:value-type="string" calcext:value-type="string">
            <text:p>6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A00</text:p>
          </table:table-cell>
          <table:table-cell table:style-name="ce33" office:value-type="string" calcext:value-type="string">
            <text:p>5 </text:p>
          </table:table-cell>
          <table:table-cell office:value-type="string" calcext:value-type="string">
            <text:p>5H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</text:p>
          </table:table-cell>
          <table:table-cell table:number-columns-repeated="8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B00</text:p>
          </table:table-cell>
          <table:table-cell table:style-name="ce33" office:value-type="string" calcext:value-type="string">
            <text:p>5V</text:p>
          </table:table-cell>
          <table:table-cell office:value-type="string" calcext:value-type="string">
            <text:p>5h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H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4V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H</text:p>
          </table:table-cell>
          <table:table-cell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C00</text:p>
          </table:table-cell>
          <table:table-cell table:style-name="ce33" office:value-type="string" calcext:value-type="string">
            <text:p>3</text:p>
          </table:table-cell>
          <table:table-cell table:number-columns-repeated="7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</text:p>
          </table:table-cell>
          <table:table-cell table:number-columns-repeated="8"/>
          <table:table-cell table:style-name="ce43" office:value-type="string" calcext:value-type="string">
            <text:p>3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D00</text:p>
          </table:table-cell>
          <table:table-cell table:style-name="ce33" office:value-type="string" calcext:value-type="string">
            <text:p>5 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1</text:p>
          </table:table-cell>
          <table:table-cell table:style-name="ce43" office:value-type="string" calcext:value-type="string">
            <text:p>5H </text:p>
          </table:table-cell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4E00</text:p>
          </table:table-cell>
          <table:table-cell table:style-name="ce34"/>
          <table:table-cell table:style-name="ce39" table:number-columns-repeated="7"/>
          <table:table-cell table:style-name="ce39" office:value-type="string" calcext:value-type="string">
            <text:p>3</text:p>
          </table:table-cell>
          <table:table-cell table:style-name="ce39"/>
          <table:table-cell table:style-name="ce39" office:value-type="string" calcext:value-type="string">
            <text:p>3</text:p>
          </table:table-cell>
          <table:table-cell table:style-name="ce39" table:number-columns-repeated="8"/>
          <table:table-cell table:style-name="ce44"/>
          <table:table-cell office:value-type="string" calcext:value-type="string">
            <text:p>4E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4E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4F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2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5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7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A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C8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4FF0</text:p>
          </table:table-cell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5D0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2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5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7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A0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C8</text:p>
          </table:table-cell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5D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5E00</text:p>
          </table:table-cell>
          <table:table-cell table:style-name="ce35"/>
          <table:table-cell table:style-name="ce40" table:number-columns-repeated="18"/>
          <table:table-cell table:style-name="ce45"/>
          <table:table-cell office:value-type="string" calcext:value-type="string">
            <text:p>5E28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5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C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 office:value-type="string" calcext:value-type="string">
            <text:p>6CF0</text:p>
          </table:table-cell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6D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6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6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B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7C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7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7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A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8B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8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8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8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9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A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9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9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7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8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9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A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AF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0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1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2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3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4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5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6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7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800</text:p>
          </table:table-cell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18"/>
          <table:table-cell table:style-name="ce45"/>
          <table:table-cell/>
          <table:table-cell table:style-name="ce35"/>
          <table:table-cell table:style-name="ce40" table:number-columns-repeated="6"/>
          <table:table-cell table:style-name="ce45"/>
          <table:table-cell table:number-columns-repeated="889"/>
        </table:table-row>
        <table:table-row table:style-name="ro3">
          <table:table-cell office:value-type="string" calcext:value-type="string">
            <text:p>B9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A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B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C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D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E00</text:p>
          </table:table-cell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18"/>
          <table:table-cell table:style-name="ce46"/>
          <table:table-cell/>
          <table:table-cell table:style-name="ce36"/>
          <table:table-cell table:number-columns-repeated="6"/>
          <table:table-cell table:style-name="ce46"/>
          <table:table-cell table:number-columns-repeated="889"/>
        </table:table-row>
        <table:table-row table:style-name="ro3">
          <table:table-cell office:value-type="string" calcext:value-type="string">
            <text:p>BF00</text:p>
          </table:table-cell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18"/>
          <table:table-cell table:style-name="ce47"/>
          <table:table-cell/>
          <table:table-cell table:style-name="ce37"/>
          <table:table-cell table:style-name="ce41" table:number-columns-repeated="6"/>
          <table:table-cell table:style-name="ce47"/>
          <table:table-cell table:number-columns-repeated="889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2:01:08.390017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3T15:52:08.391498449</dc:date>
    <meta:editing-cycles>44</meta:editing-cycles>
    <meta:editing-duration>PT15H14M28S</meta:editing-duration>
    <meta:document-statistic meta:table-count="3" meta:cell-count="448" meta:object-count="0"/>
  </office:meta>
</office:document-meta>
</file>